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1.02cm" fo:min-width="0.7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808080" draw:fill-color="#eeeeee" draw:textarea-horizontal-align="justify" draw:textarea-vertical-align="middle" draw:auto-grow-height="false" fo:min-height="0.258cm" fo:min-width="0.008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measure">
      <style:graphic-properties draw:textarea-vertical-align="middle"/>
    </style:style>
    <style:style style:name="gr10" style:family="graphic" style:parent-style-name="measure">
      <style:graphic-properties draw:textarea-vertical-align="middle" draw:line-distance="0.587cm" draw:placing="below"/>
    </style:style>
    <style:style style:name="gr11" style:family="graphic" style:parent-style-name="standard">
      <style:graphic-properties draw:stroke="none" draw:fill="none" fo:min-height="0.4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4" style:family="paragraph">
      <loext:graphic-properties draw:fill="none" draw:fill-color="#ffffff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end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paragraph-properties fo:text-align="end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ffffff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style:font-name="Liberation Serif" fo:font-style="italic" style:font-style-asian="italic" style:font-style-complex="italic"/>
    </style:style>
    <style:style style:name="P10" style:family="paragraph">
      <loext:graphic-properties draw:fill="none" draw:fill-color="#ffffff"/>
      <style:text-properties style:font-name="Symbol" fo:font-size="12pt" style:font-size-asian="12pt" style:font-size-complex="12pt"/>
    </style:style>
    <style:style style:name="P11" style:family="paragraph">
      <loext:graphic-properties draw:fill="none"/>
    </style:style>
    <style:style style:name="T1" style:family="text"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.27cm" svg:height="1.27cm" svg:x="1.77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04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31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58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858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.77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31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58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858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.77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04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31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58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.77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04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31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58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858cm" svg:y="1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78cm" svg:y1="3.81cm" svg:x2="9.144cm" svg:y2="3.81cm">
          <text:p/>
        </draw:line>
        <draw:line draw:style-name="gr2" draw:text-style-name="P2" draw:layer="layout" svg:x1="1.778cm" svg:y1="7.112cm" svg:x2="1.778cm" svg:y2="0.254cm">
          <text:p/>
        </draw:line>
        <draw:frame draw:style-name="gr3" draw:text-style-name="P4" draw:layer="layout" svg:width="1.27cm" svg:height="1.19cm" svg:x="1.778cm" svg:y="6.35cm">
          <draw:text-box>
            <text:p text:style-name="P3"><text:span text:style-name="T1">i=0</text:span></text:p>
            <text:p text:style-name="P3"><text:span text:style-name="T1">j=0</text:span></text:p>
            <text:p text:style-name="P3"><text:span text:style-name="T1">n=0</text:span></text:p>
          </draw:text-box>
        </draw:frame>
        <draw:line draw:style-name="gr4" draw:text-style-name="P2" draw:layer="layout" svg:x1="1.778cm" svg:y1="6.35cm" svg:x2="2.032cm" svg:y2="6.858cm">
          <text:p/>
        </draw:line>
        <draw:frame draw:style-name="gr3" draw:text-style-name="P4" draw:layer="layout" svg:width="1.27cm" svg:height="1.19cm" svg:x="3.048cm" svg:y="6.35cm">
          <draw:text-box>
            <text:p text:style-name="P3"><text:span text:style-name="T1">i=1</text:span></text:p>
            <text:p text:style-name="P3"><text:span text:style-name="T1">j=0</text:span></text:p>
            <text:p text:style-name="P3"><text:span text:style-name="T1">n=1</text:span></text:p>
          </draw:text-box>
        </draw:frame>
        <draw:line draw:style-name="gr4" draw:text-style-name="P2" draw:layer="layout" svg:x1="3.048cm" svg:y1="6.35cm" svg:x2="3.302cm" svg:y2="6.858cm">
          <text:p/>
        </draw:line>
        <draw:frame draw:style-name="gr3" draw:text-style-name="P4" draw:layer="layout" svg:width="1.27cm" svg:height="1.19cm" svg:x="2.032cm" svg:y="0.08cm">
          <draw:text-box>
            <text:p text:style-name="P3"><text:span text:style-name="T1">i=0</text:span></text:p>
            <text:p text:style-name="P3"><text:span text:style-name="T1">j=4</text:span></text:p>
            <text:p text:style-name="P3"><text:span text:style-name="T1">n=24</text:span></text:p>
          </draw:text-box>
        </draw:frame>
        <draw:frame draw:style-name="gr3" draw:text-style-name="P4" draw:layer="layout" svg:width="1.27cm" svg:height="1.19cm" svg:x="8.128cm" svg:y="6.35cm">
          <draw:text-box>
            <text:p text:style-name="P3"><text:span text:style-name="T1">i=5</text:span></text:p>
            <text:p text:style-name="P3"><text:span text:style-name="T1">j=0</text:span></text:p>
            <text:p text:style-name="P3"><text:span text:style-name="T1">n=5</text:span></text:p>
          </draw:text-box>
        </draw:frame>
        <draw:line draw:style-name="gr4" draw:text-style-name="P2" draw:layer="layout" svg:x1="8.128cm" svg:y1="6.35cm" svg:x2="8.382cm" svg:y2="6.858cm">
          <text:p/>
        </draw:line>
        <draw:frame draw:style-name="gr3" draw:text-style-name="P4" draw:layer="layout" svg:width="1.27cm" svg:height="1.19cm" svg:x="8.128cm" svg:y="5.08cm">
          <draw:text-box>
            <text:p text:style-name="P3"><text:span text:style-name="T1">i=5</text:span></text:p>
            <text:p text:style-name="P3"><text:span text:style-name="T1">j=1</text:span></text:p>
            <text:p text:style-name="P3"><text:span text:style-name="T1">n=11</text:span></text:p>
          </draw:text-box>
        </draw:frame>
        <draw:line draw:style-name="gr4" draw:text-style-name="P2" draw:layer="layout" svg:x1="8.128cm" svg:y1="5.08cm" svg:x2="8.382cm" svg:y2="5.588cm">
          <text:p/>
        </draw:line>
        <draw:frame draw:style-name="gr3" draw:text-style-name="P6" draw:layer="layout" svg:width="1.27cm" svg:height="1.19cm" svg:x="0.508cm" svg:y="5.16cm">
          <draw:text-box>
            <text:p text:style-name="P5"><text:span text:style-name="T1">i=0</text:span></text:p>
            <text:p text:style-name="P5"><text:span text:style-name="T1">j=1</text:span></text:p>
            <text:p text:style-name="P5"><text:span text:style-name="T1">n=6</text:span></text:p>
          </draw:text-box>
        </draw:frame>
        <draw:line draw:style-name="gr4" draw:text-style-name="P2" draw:layer="layout" svg:x1="1.778cm" svg:y1="5.08cm" svg:x2="1.524cm" svg:y2="5.588cm">
          <text:p/>
        </draw:line>
        <draw:line draw:style-name="gr4" draw:text-style-name="P2" draw:layer="layout" svg:x1="2.032cm" svg:y1="0.762cm" svg:x2="1.778cm" svg:y2="1.27cm">
          <text:p/>
        </draw:line>
        <draw:frame draw:style-name="gr3" draw:text-style-name="P6" draw:layer="layout" svg:width="1.27cm" svg:height="1.19cm" svg:x="0.508cm" svg:y="3.89cm">
          <draw:text-box>
            <text:p text:style-name="P5"><text:span text:style-name="T1">i=0</text:span></text:p>
            <text:p text:style-name="P5"><text:span text:style-name="T1">j=2</text:span></text:p>
            <text:p text:style-name="P5"><text:span text:style-name="T1">n=12</text:span></text:p>
          </draw:text-box>
        </draw:frame>
        <draw:line draw:style-name="gr4" draw:text-style-name="P2" draw:layer="layout" svg:x1="1.778cm" svg:y1="3.81cm" svg:x2="1.524cm" svg:y2="4.318cm">
          <text:p/>
        </draw:line>
        <draw:frame draw:style-name="gr3" draw:text-style-name="P6" draw:layer="layout" svg:width="1.27cm" svg:height="1.19cm" svg:x="0.508cm" svg:y="2.62cm">
          <draw:text-box>
            <text:p text:style-name="P5"><text:span text:style-name="T1">i=0</text:span></text:p>
            <text:p text:style-name="P5"><text:span text:style-name="T1">j=3</text:span></text:p>
            <text:p text:style-name="P5"><text:span text:style-name="T1">n=18</text:span></text:p>
          </draw:text-box>
        </draw:frame>
        <draw:line draw:style-name="gr4" draw:text-style-name="P2" draw:layer="layout" svg:x1="1.778cm" svg:y1="2.54cm" svg:x2="1.524cm" svg:y2="3.048cm">
          <text:p/>
        </draw:line>
        <draw:frame draw:style-name="gr3" draw:text-style-name="P4" draw:layer="layout" svg:width="1.27cm" svg:height="1.19cm" svg:x="3.302cm" svg:y="0.08cm">
          <draw:text-box>
            <text:p text:style-name="P3"><text:span text:style-name="T1">i=1</text:span></text:p>
            <text:p text:style-name="P3"><text:span text:style-name="T1">j=4</text:span></text:p>
            <text:p text:style-name="P3"><text:span text:style-name="T1">n=25</text:span></text:p>
          </draw:text-box>
        </draw:frame>
        <draw:line draw:style-name="gr4" draw:text-style-name="P2" draw:layer="layout" svg:x1="3.302cm" svg:y1="0.762cm" svg:x2="3.048cm" svg:y2="1.27cm">
          <text:p/>
        </draw:line>
        <draw:frame draw:style-name="gr3" draw:text-style-name="P4" draw:layer="layout" svg:width="1.27cm" svg:height="1.19cm" svg:x="4.572cm" svg:y="0.08cm">
          <draw:text-box>
            <text:p text:style-name="P3"><text:span text:style-name="T1">i=1</text:span></text:p>
            <text:p text:style-name="P3"><text:span text:style-name="T1">j=3</text:span></text:p>
            <text:p text:style-name="P3"><text:span text:style-name="T1">n=19</text:span></text:p>
          </draw:text-box>
        </draw:frame>
        <draw:line draw:style-name="gr4" draw:text-style-name="P2" draw:layer="layout" svg:x1="4.572cm" svg:y1="0.762cm" svg:x2="3.048cm" svg:y2="2.54cm">
          <text:p/>
        </draw:line>
        <draw:frame draw:style-name="gr3" draw:text-style-name="P4" draw:layer="layout" svg:width="1.27cm" svg:height="1.19cm" svg:x="8.382cm" svg:y="0.08cm">
          <draw:text-box>
            <text:p text:style-name="P3"><text:span text:style-name="T1">i=5</text:span></text:p>
            <text:p text:style-name="P3"><text:span text:style-name="T1">j=4</text:span></text:p>
            <text:p text:style-name="P3"><text:span text:style-name="T1">n=29</text:span></text:p>
          </draw:text-box>
        </draw:frame>
        <draw:line draw:style-name="gr4" draw:text-style-name="P2" draw:layer="layout" svg:x1="8.382cm" svg:y1="0.762cm" svg:x2="8.128cm" svg:y2="1.27cm">
          <text:p/>
        </draw:line>
        <draw:frame draw:style-name="gr5" draw:text-style-name="P7" draw:layer="layout" svg:width="0.688cm" svg:height="0.721cm" svg:x="9.065cm" svg:y="3.302cm">
          <draw:text-box>
            <text:p><text:span text:style-name="T2">x</text:span></text:p>
          </draw:text-box>
        </draw:frame>
        <draw:frame draw:style-name="gr5" draw:text-style-name="P7" draw:layer="layout" svg:width="0.688cm" svg:height="0.721cm" svg:x="0.836cm" svg:y="0.295cm">
          <draw:text-box>
            <text:p><text:span text:style-name="T2">y</text:span></text:p>
          </draw:text-box>
        </draw:frame>
        <draw:frame draw:style-name="gr3" draw:text-style-name="P4" draw:layer="layout" svg:width="1.27cm" svg:height="1.19cm" svg:x="4.318cm" svg:y="6.35cm">
          <draw:text-box>
            <text:p text:style-name="P3"><text:span text:style-name="T1">i=1</text:span></text:p>
            <text:p text:style-name="P3"><text:span text:style-name="T1">j=2</text:span></text:p>
            <text:p text:style-name="P3"><text:span text:style-name="T1">n=7</text:span></text:p>
          </draw:text-box>
        </draw:frame>
        <draw:line draw:style-name="gr4" draw:text-style-name="P2" draw:layer="layout" svg:x1="3.048cm" svg:y1="5.08cm" svg:x2="4.572cm" svg:y2="6.85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1" draw:layer="layout" svg:width="0.508cm" svg:height="0.508cm" svg:x="5.588cm" svg:y="3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096cm" svg:y="3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604cm" svg:y="3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7.112cm" svg:y="3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5.588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096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604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7.112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5.588cm" svg:y="3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096cm" svg:y="3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604cm" svg:y="3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7.112cm" svg:y="3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5.588cm" svg:y="4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096cm" svg:y="4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6.604cm" svg:y="4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7.112cm" svg:y="4.06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4cm" svg:y1="3.556cm" svg:x2="9.652cm" svg:y2="3.556cm">
          <text:p/>
        </draw:line>
        <draw:line draw:style-name="gr2" draw:text-style-name="P2" draw:layer="layout" svg:x1="5.588cm" svg:y1="6.096cm" svg:x2="5.588cm" svg:y2="1.27cm">
          <text:p/>
        </draw:line>
        <draw:line draw:style-name="gr8" draw:text-style-name="P2" draw:layer="layout" svg:x1="1.016cm" svg:y1="3.556cm" svg:x2="7.366cm" svg:y2="2.794cm">
          <text:p/>
        </draw:line>
        <draw:measure draw:style-name="gr9" draw:text-style-name="P9" draw:layer="measurelines" svg:x1="5.588cm" svg:y1="3.556cm" svg:x2="1.016cm" svg:y2="3.556cm">
          <text:p text:style-name="P9"><text:span text:style-name="T3">d</text:span></text:p>
        </draw:measure>
        <draw:measure draw:style-name="gr10" draw:text-style-name="P9" draw:layer="layout" svg:x1="7.366cm" svg:y1="2.794cm" svg:x2="1.016cm" svg:y2="3.556cm">
          <text:p text:style-name="P9"><text:span text:style-name="T3">R</text:span></text:p>
        </draw:measure>
        <draw:frame draw:style-name="gr5" draw:text-style-name="P10" draw:layer="layout" svg:width="0.705cm" svg:height="0.721cm" svg:x="4.826cm" svg:y="2.935cm">
          <draw:text-box>
            <text:p><text:span text:style-name="T4">θ</text:span></text:p>
          </draw:text-box>
        </draw:frame>
        <draw:frame draw:style-name="gr5" draw:text-style-name="P7" draw:layer="layout" svg:width="0.688cm" svg:height="0.721cm" svg:x="5.662cm" svg:y="0.803cm">
          <draw:text-box>
            <text:p><text:span text:style-name="T5">y</text:span></text:p>
          </draw:text-box>
        </draw:frame>
        <draw:frame draw:style-name="gr11" draw:text-style-name="P11" draw:layer="layout" svg:width="0.688cm" svg:height="0.722cm" svg:x="9.218cm" svg:y="3.556cm">
          <draw:text-box>
            <text:p><text:span text:style-name="T2">x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3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5cm" fo:margin-bottom="0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9.144cm" svg:height="1.272cm" svg:x="0.508cm" svg:y="0.303cm" presentation:class="title" presentation:placeholder="true">
        <draw:text-box/>
      </draw:frame>
      <draw:frame presentation:style-name="Default-outline1" draw:layer="backgroundobjects" svg:width="9.144cm" svg:height="4.419cm" svg:x="0.508cm" svg:y="1.782cm" presentation:class="outline" presentation:placeholder="true">
        <draw:text-box/>
      </draw:frame>
      <draw:frame presentation:style-name="Mpr1" draw:text-style-name="MP2" draw:layer="backgroundobjects" svg:width="2.367cm" svg:height="0.525cm" svg:x="0.508cm" svg:y="6.9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.22cm" svg:height="0.525cm" svg:x="3.474cm" svg:y="6.9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367cm" svg:height="0.525cm" svg:x="7.284cm" svg:y="6.9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8:54:10.862068556</meta:creation-date>
    <dc:date>2019-06-15T19:22:43.722628277</dc:date>
    <meta:editing-duration>PT17M40S</meta:editing-duration>
    <meta:editing-cycles>3</meta:editing-cycles>
    <meta:generator>LibreOffice/6.0.7.3$Linux_X86_64 LibreOffice_project/00m0$Build-3</meta:generator>
    <meta:document-statistic meta:object-count="97"/>
  </office:meta>
</office:document-meta>
</file>